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91in"/>
    </style:style>
    <style:style style:name="co2" style:family="table-column">
      <style:table-column-properties fo:break-before="auto" style:column-width="4.1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/>
    </style:style>
    <style:style style:name="ce2" style:family="table-cell" style:parent-style-name="Default">
      <style:table-cell-properties fo:background-color="#0066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mekatronik/Learn/data_Jarak/petak0/petak0_0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4535" calcext:value-type="float">
            <text:p>64535</text:p>
          </table:table-cell>
          <table:table-cell table:style-name="ce1" office:value-type="float" office:value="57037" calcext:value-type="float">
            <text:p>57037</text:p>
          </table:table-cell>
          <table:table-cell table:formula="of:=MIN([.H1:.H10])" office:value-type="float" office:value="56001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mekatronik/Learn/data_Jarak/petak0/petak0_1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3016" calcext:value-type="float">
            <text:p>63016</text:p>
          </table:table-cell>
          <table:table-cell table:style-name="ce1" office:value-type="float" office:value="57008" calcext:value-type="float">
            <text:p>570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mekatronik/Learn/data_Jarak/petak0/petak0_2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3815" calcext:value-type="float">
            <text:p>63815</text:p>
          </table:table-cell>
          <table:table-cell table:style-name="ce1" office:value-type="float" office:value="56955" calcext:value-type="float">
            <text:p>569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mekatronik/Learn/data_Jarak/petak0/petak0_3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4445" calcext:value-type="float">
            <text:p>64445</text:p>
          </table:table-cell>
          <table:table-cell table:style-name="ce1" office:value-type="float" office:value="56961" calcext:value-type="float">
            <text:p>569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mekatronik/Learn/data_Jarak/petak0/petak0_4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3617" calcext:value-type="float">
            <text:p>63617</text:p>
          </table:table-cell>
          <table:table-cell table:style-name="ce1" office:value-type="float" office:value="56203" calcext:value-type="float">
            <text:p>562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mekatronik/Learn/data_Jarak/petak0/petak0_5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3948" calcext:value-type="float">
            <text:p>63948</text:p>
          </table:table-cell>
          <table:table-cell table:style-name="ce1" office:value-type="float" office:value="56001" calcext:value-type="float">
            <text:p>560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mekatronik/Learn/data_Jarak/petak0/petak0_6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3829" calcext:value-type="float">
            <text:p>63829</text:p>
          </table:table-cell>
          <table:table-cell table:style-name="ce1" office:value-type="float" office:value="56847" calcext:value-type="float">
            <text:p>568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mekatronik/Learn/data_Jarak/petak0/petak0_7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3132" calcext:value-type="float">
            <text:p>63132</text:p>
          </table:table-cell>
          <table:table-cell table:style-name="ce1" office:value-type="float" office:value="56772" calcext:value-type="float">
            <text:p>567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mekatronik/Learn/data_Jarak/petak0/petak0_8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3163" calcext:value-type="float">
            <text:p>63163</text:p>
          </table:table-cell>
          <table:table-cell table:style-name="ce1" office:value-type="float" office:value="56909" calcext:value-type="float">
            <text:p>569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home/mekatronik/Learn/data_Jarak/petak0/petak0_9.png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62462" calcext:value-type="float">
            <text:p>62462</text:p>
          </table:table-cell>
          <table:table-cell table:style-name="ce1" office:value-type="float" office:value="57271" calcext:value-type="float">
            <text:p>5727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home/mekatronik/Learn/data_Jarak/petak0.5/petak0.5_0.png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float" office:value="169" calcext:value-type="float">
            <text:p>169</text:p>
          </table:table-cell>
          <table:table-cell table:style-name="ce2" office:value-type="float" office:value="33730" calcext:value-type="float">
            <text:p>33730</text:p>
          </table:table-cell>
          <table:table-cell table:style-name="ce2" office:value-type="float" office:value="23731" calcext:value-type="float">
            <text:p>23731</text:p>
          </table:table-cell>
          <table:table-cell table:formula="of:=MIN([.H11:.H20])" office:value-type="float" office:value="22532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home/mekatronik/Learn/data_Jarak/petak0.5/petak0.5_1.png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table:style-name="ce2" office:value-type="float" office:value="33698" calcext:value-type="float">
            <text:p>33698</text:p>
          </table:table-cell>
          <table:table-cell table:style-name="ce2" office:value-type="float" office:value="23522" calcext:value-type="float">
            <text:p>235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home/mekatronik/Learn/data_Jarak/petak0.5/petak0.5_2.png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table:style-name="ce2" office:value-type="float" office:value="34209" calcext:value-type="float">
            <text:p>34209</text:p>
          </table:table-cell>
          <table:table-cell table:style-name="ce2" office:value-type="float" office:value="23639" calcext:value-type="float">
            <text:p>236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home/mekatronik/Learn/data_Jarak/petak0.5/petak0.5_3.png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34752" calcext:value-type="float">
            <text:p>34752</text:p>
          </table:table-cell>
          <table:table-cell table:style-name="ce2" office:value-type="float" office:value="23792" calcext:value-type="float">
            <text:p>237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home/mekatronik/Learn/data_Jarak/petak0.5/petak0.5_4.png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  <table:table-cell office:value-type="float" office:value="37" calcext:value-type="float">
            <text:p>37</text:p>
          </table:table-cell>
          <table:table-cell office:value-type="float" office:value="219" calcext:value-type="float">
            <text:p>219</text:p>
          </table:table-cell>
          <table:table-cell table:style-name="ce2" office:value-type="float" office:value="34259" calcext:value-type="float">
            <text:p>34259</text:p>
          </table:table-cell>
          <table:table-cell table:style-name="ce2" office:value-type="float" office:value="23814" calcext:value-type="float">
            <text:p>238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home/mekatronik/Learn/data_Jarak/petak0.5/petak0.5_5.png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table:style-name="ce2" office:value-type="float" office:value="33458" calcext:value-type="float">
            <text:p>33458</text:p>
          </table:table-cell>
          <table:table-cell table:style-name="ce2" office:value-type="float" office:value="22871" calcext:value-type="float">
            <text:p>228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home/mekatronik/Learn/data_Jarak/petak0.5/petak0.5_6.png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33294" calcext:value-type="float">
            <text:p>33294</text:p>
          </table:table-cell>
          <table:table-cell table:style-name="ce2" office:value-type="float" office:value="22532" calcext:value-type="float">
            <text:p>225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home/mekatronik/Learn/data_Jarak/petak0.5/petak0.5_7.png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33974" calcext:value-type="float">
            <text:p>33974</text:p>
          </table:table-cell>
          <table:table-cell table:style-name="ce2" office:value-type="float" office:value="22704" calcext:value-type="float">
            <text:p>227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home/mekatronik/Learn/data_Jarak/petak0.5/petak0.5_8.png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37160" calcext:value-type="float">
            <text:p>37160</text:p>
          </table:table-cell>
          <table:table-cell table:style-name="ce2" office:value-type="float" office:value="24637" calcext:value-type="float">
            <text:p>246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home/mekatronik/Learn/data_Jarak/petak0.5/petak0.5_9.png</text:p>
          </table:table-cell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36903" calcext:value-type="float">
            <text:p>36903</text:p>
          </table:table-cell>
          <table:table-cell table:style-name="ce2" office:value-type="float" office:value="24829" calcext:value-type="float">
            <text:p>2482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/home/mekatronik/Learn/data_Jarak/petak1/petak1_0.png</text:p>
          </table:table-cell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82" calcext:value-type="float">
            <text:p>182</text:p>
          </table:table-cell>
          <table:table-cell office:value-type="float" office:value="7103" calcext:value-type="float">
            <text:p>710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home/mekatronik/Learn/data_Jarak/petak1/petak1_1.png</text:p>
          </table:table-cell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82" calcext:value-type="float">
            <text:p>182</text:p>
          </table:table-cell>
          <table:table-cell office:value-type="float" office:value="7039" calcext:value-type="float">
            <text:p>70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home/mekatronik/Learn/data_Jarak/petak1/petak1_2.png</text:p>
          </table:table-cell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83" calcext:value-type="float">
            <text:p>183</text:p>
          </table:table-cell>
          <table:table-cell office:value-type="float" office:value="6994" calcext:value-type="float">
            <text:p>69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home/mekatronik/Learn/data_Jarak/petak1/petak1_3.png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  <table:table-cell office:value-type="float" office:value="183" calcext:value-type="float">
            <text:p>183</text:p>
          </table:table-cell>
          <table:table-cell office:value-type="float" office:value="7202" calcext:value-type="float">
            <text:p>720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home/mekatronik/Learn/data_Jarak/petak1/petak1_4.png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6039" calcext:value-type="float">
            <text:p>603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/home/mekatronik/Learn/data_Jarak/petak1/petak1_5.png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6037" calcext:value-type="float">
            <text:p>60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home/mekatronik/Learn/data_Jarak/petak1/petak1_6.png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184" calcext:value-type="float">
            <text:p>184</text:p>
          </table:table-cell>
          <table:table-cell office:value-type="float" office:value="7851" calcext:value-type="float">
            <text:p>785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home/mekatronik/Learn/data_Jarak/petak1/petak1_7.png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7861" calcext:value-type="float">
            <text:p>786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home/mekatronik/Learn/data_Jarak/petak1/petak1_8.png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8027" calcext:value-type="float">
            <text:p>802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home/mekatronik/Learn/data_Jarak/petak1/petak1_9.png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office:value-type="float" office:value="8066" calcext:value-type="float">
            <text:p>806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home/mekatronik/Learn/data_Jarak/petak1.5/petak1.5_0.png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office:value-type="float" office:value="206" calcext:value-type="float">
            <text:p>206</text:p>
          </table:table-cell>
          <table:table-cell office:value-type="float" office:value="4337" calcext:value-type="float">
            <text:p>433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home/mekatronik/Learn/data_Jarak/petak1.5/petak1.5_1.png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float" office:value="4329" calcext:value-type="float">
            <text:p>432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home/mekatronik/Learn/data_Jarak/petak1.5/petak1.5_2.png</text:p>
          </table:table-cell>
          <table:table-cell office:value-type="float" office:value="78" calcext:value-type="float">
            <text:p>78</text:p>
          </table:table-cell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  <table:table-cell office:value-type="float" office:value="4315" calcext:value-type="float">
            <text:p>431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home/mekatronik/Learn/data_Jarak/petak1.5/petak1.5_3.png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office:value-type="float" office:value="202" calcext:value-type="float">
            <text:p>202</text:p>
          </table:table-cell>
          <table:table-cell office:value-type="float" office:value="4264" calcext:value-type="float">
            <text:p>426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home/mekatronik/Learn/data_Jarak/petak1.5/petak1.5_4.png</text:p>
          </table:table-cell>
          <table:table-cell office:value-type="float" office:value="73" calcext:value-type="float">
            <text:p>73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178" calcext:value-type="float">
            <text:p>178</text:p>
          </table:table-cell>
          <table:table-cell office:value-type="float" office:value="4386" calcext:value-type="float">
            <text:p>438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home/mekatronik/Learn/data_Jarak/petak1.5/petak1.5_5.png</text:p>
          </table:table-cell>
          <table:table-cell office:value-type="float" office:value="73" calcext:value-type="float">
            <text:p>73</text:p>
          </table:table-cell>
          <table:table-cell office:value-type="float" office:value="199" calcext:value-type="float">
            <text:p>199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4358" calcext:value-type="float">
            <text:p>435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/home/mekatronik/Learn/data_Jarak/petak1.5/petak1.5_6.png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office:value-type="float" office:value="4377" calcext:value-type="float">
            <text:p>437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/home/mekatronik/Learn/data_Jarak/petak1.5/petak1.5_7.png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float" office:value="189" calcext:value-type="float">
            <text:p>189</text:p>
          </table:table-cell>
          <table:table-cell office:value-type="float" office:value="4377" calcext:value-type="float">
            <text:p>437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home/mekatronik/Learn/data_Jarak/petak1.5/petak1.5_8.png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4446" calcext:value-type="float">
            <text:p>44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home/mekatronik/Learn/data_Jarak/petak1.5/petak1.5_9.png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4438" calcext:value-type="float">
            <text:p>443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/home/mekatronik/Learn/data_Jarak/petak2/petak2_0.png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float" office:value="168" calcext:value-type="float">
            <text:p>168</text:p>
          </table:table-cell>
          <table:table-cell office:value-type="float" office:value="2247" calcext:value-type="float">
            <text:p>224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home/mekatronik/Learn/data_Jarak/petak2/petak2_1.png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300" calcext:value-type="float">
            <text:p>230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/home/mekatronik/Learn/data_Jarak/petak2/petak2_2.png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191" calcext:value-type="float">
            <text:p>191</text:p>
          </table:table-cell>
          <table:table-cell office:value-type="float" office:value="2467" calcext:value-type="float">
            <text:p>24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/home/mekatronik/Learn/data_Jarak/petak2/petak2_3.png</text:p>
          </table:table-cell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float" office:value="191" calcext:value-type="float">
            <text:p>191</text:p>
          </table:table-cell>
          <table:table-cell office:value-type="float" office:value="2441" calcext:value-type="float">
            <text:p>244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home/mekatronik/Learn/data_Jarak/petak2/petak2_4.png</text:p>
          </table:table-cell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191" calcext:value-type="float">
            <text:p>191</text:p>
          </table:table-cell>
          <table:table-cell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/home/mekatronik/Learn/data_Jarak/petak2/petak2_5.png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2383" calcext:value-type="float">
            <text:p>238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home/mekatronik/Learn/data_Jarak/petak2/petak2_6.png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2390" calcext:value-type="float">
            <text:p>239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home/mekatronik/Learn/data_Jarak/petak2/petak2_7.png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377" calcext:value-type="float">
            <text:p>237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home/mekatronik/Learn/data_Jarak/petak2/petak2_8.png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163" calcext:value-type="float">
            <text:p>163</text:p>
          </table:table-cell>
          <table:table-cell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home/mekatronik/Learn/data_Jarak/petak2/petak2_9.png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72" calcext:value-type="float">
            <text:p>172</text:p>
          </table:table-cell>
          <table:table-cell office:value-type="float" office:value="2310" calcext:value-type="float">
            <text:p>231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/home/mekatronik/Learn/data_Jarak/petak2.5/petak2.5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/home/mekatronik/Learn/data_Jarak/petak2.5/petak2.5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1659" calcext:value-type="float">
            <text:p>165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/home/mekatronik/Learn/data_Jarak/petak2.5/petak2.5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1656" calcext:value-type="float">
            <text:p>165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home/mekatronik/Learn/data_Jarak/petak2.5/petak2.5_3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home/mekatronik/Learn/data_Jarak/petak2.5/petak2.5_4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1381" calcext:value-type="float">
            <text:p>138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home/mekatronik/Learn/data_Jarak/petak2.5/petak2.5_5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office:value-type="float" office:value="1366" calcext:value-type="float">
            <text:p>136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/home/mekatronik/Learn/data_Jarak/petak2.5/petak2.5_6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183" calcext:value-type="float">
            <text:p>183</text:p>
          </table:table-cell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/home/mekatronik/Learn/data_Jarak/petak2.5/petak2.5_7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office:value-type="float" office:value="1338" calcext:value-type="float">
            <text:p>133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/home/mekatronik/Learn/data_Jarak/petak2.5/petak2.5_8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home/mekatronik/Learn/data_Jarak/petak2.5/petak2.5_9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/home/mekatronik/Learn/data_Jarak/petak3/petak3_0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179" calcext:value-type="float">
            <text:p>179</text:p>
          </table:table-cell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/home/mekatronik/Learn/data_Jarak/petak3/petak3_1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179" calcext:value-type="float">
            <text:p>179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home/mekatronik/Learn/data_Jarak/petak3/petak3_2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home/mekatronik/Learn/data_Jarak/petak3/petak3_3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1064" calcext:value-type="float">
            <text:p>10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/home/mekatronik/Learn/data_Jarak/petak3/petak3_4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/home/mekatronik/Learn/data_Jarak/petak3/petak3_5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/home/mekatronik/Learn/data_Jarak/petak3/petak3_6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/home/mekatronik/Learn/data_Jarak/petak3/petak3_7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/home/mekatronik/Learn/data_Jarak/petak3/petak3_8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home/mekatronik/Learn/data_Jarak/petak3/petak3_9.png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/home/mekatronik/Learn/data_Jarak/petak3.5/petak3.5_9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home/mekatronik/Learn/data_Jarak/petak3.5/petak3.5_8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/home/mekatronik/Learn/data_Jarak/petak3.5/petak3.5_7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/home/mekatronik/Learn/data_Jarak/petak3.5/petak3.5_6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/home/mekatronik/Learn/data_Jarak/petak3.5/petak3.5_5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/home/mekatronik/Learn/data_Jarak/petak3.5/petak3.5_4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/home/mekatronik/Learn/data_Jarak/petak3.5/petak3.5_3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/home/mekatronik/Learn/data_Jarak/petak3.5/petak3.5_2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home/mekatronik/Learn/data_Jarak/petak3.5/petak3.5_1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home/mekatronik/Learn/data_Jarak/petak3.5/petak3.5_0.png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/home/mekatronik/Learn/data_Jarak/petak4/petak4_0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/home/mekatronik/Learn/data_Jarak/petak4/petak4_1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/home/mekatronik/Learn/data_Jarak/petak4/petak4_2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home/mekatronik/Learn/data_Jarak/petak4/petak4_3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/home/mekatronik/Learn/data_Jarak/petak4/petak4_4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/home/mekatronik/Learn/data_Jarak/petak4/petak4_5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/home/mekatronik/Learn/data_Jarak/petak4/petak4_6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/home/mekatronik/Learn/data_Jarak/petak4/petak4_7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/home/mekatronik/Learn/data_Jarak/petak4/petak4_8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/home/mekatronik/Learn/data_Jarak/petak4/petak4_9.png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/home/mekatronik/Learn/data_Jarak/petak4.5/petak4.5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/home/mekatronik/Learn/data_Jarak/petak4.5/petak4.5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/home/mekatronik/Learn/data_Jarak/petak4.5/petak4.5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/home/mekatronik/Learn/data_Jarak/petak4.5/petak4.5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/home/mekatronik/Learn/data_Jarak/petak4.5/petak4.5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home/mekatronik/Learn/data_Jarak/petak4.5/petak4.5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/home/mekatronik/Learn/data_Jarak/petak4.5/petak4.5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/home/mekatronik/Learn/data_Jarak/petak4.5/petak4.5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/home/mekatronik/Learn/data_Jarak/petak4.5/petak4.5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/home/mekatronik/Learn/data_Jarak/petak4.5/petak4.5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/home/mekatronik/Learn/data_Jarak/petak5/petak5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/home/mekatronik/Learn/data_Jarak/petak5/petak5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/home/mekatronik/Learn/data_Jarak/petak5/petak5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/home/mekatronik/Learn/data_Jarak/petak5/petak5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/home/mekatronik/Learn/data_Jarak/petak5/petak5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/home/mekatronik/Learn/data_Jarak/petak5/petak5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/home/mekatronik/Learn/data_Jarak/petak5/petak5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/home/mekatronik/Learn/data_Jarak/petak5/petak5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/home/mekatronik/Learn/data_Jarak/petak5/petak5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/home/mekatronik/Learn/data_Jarak/petak5/petak5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/home/mekatronik/Learn/data_Jarak/petak5.5/petak5.5_0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/home/mekatronik/Learn/data_Jarak/petak5.5/petak5.5_1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/home/mekatronik/Learn/data_Jarak/petak5.5/petak5.5_2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/home/mekatronik/Learn/data_Jarak/petak5.5/petak5.5_3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/home/mekatronik/Learn/data_Jarak/petak5.5/petak5.5_4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/home/mekatronik/Learn/data_Jarak/petak5.5/petak5.5_5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/home/mekatronik/Learn/data_Jarak/petak5.5/petak5.5_6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/home/mekatronik/Learn/data_Jarak/petak5.5/petak5.5_7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/home/mekatronik/Learn/data_Jarak/petak5.5/petak5.5_8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home/mekatronik/Learn/data_Jarak/petak5.5/petak5.5_9.png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/home/mekatronik/Learn/data_Jarak/petak6/petak6_0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/home/mekatronik/Learn/data_Jarak/petak6/petak6_1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/home/mekatronik/Learn/data_Jarak/petak6/petak6_2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home/mekatronik/Learn/data_Jarak/petak6/petak6_3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/home/mekatronik/Learn/data_Jarak/petak6/petak6_4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/home/mekatronik/Learn/data_Jarak/petak6/petak6_5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/home/mekatronik/Learn/data_Jarak/petak6/petak6_6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/home/mekatronik/Learn/data_Jarak/petak6/petak6_7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/home/mekatronik/Learn/data_Jarak/petak6/petak6_8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/home/mekatronik/Learn/data_Jarak/petak6/petak6_9.png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/home/mekatronik/Learn/data_Jarak/petak6.5/petak6.5_0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/home/mekatronik/Learn/data_Jarak/petak6.5/petak6.5_1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/home/mekatronik/Learn/data_Jarak/petak6.5/petak6.5_2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/home/mekatronik/Learn/data_Jarak/petak6.5/petak6.5_3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/home/mekatronik/Learn/data_Jarak/petak6.5/petak6.5_4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/home/mekatronik/Learn/data_Jarak/petak6.5/petak6.5_5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/home/mekatronik/Learn/data_Jarak/petak6.5/petak6.5_6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/home/mekatronik/Learn/data_Jarak/petak6.5/petak6.5_7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/home/mekatronik/Learn/data_Jarak/petak6.5/petak6.5_8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/home/mekatronik/Learn/data_Jarak/petak6.5/petak6.5_9.png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/home/mekatronik/Learn/data_Jarak/petak7/petak7_0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/home/mekatronik/Learn/data_Jarak/petak7/petak7_1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/home/mekatronik/Learn/data_Jarak/petak7/petak7_2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/home/mekatronik/Learn/data_Jarak/petak7/petak7_3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/home/mekatronik/Learn/data_Jarak/petak7/petak7_4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/home/mekatronik/Learn/data_Jarak/petak7/petak7_5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/home/mekatronik/Learn/data_Jarak/petak7/petak7_6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/home/mekatronik/Learn/data_Jarak/petak7/petak7_7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/home/mekatronik/Learn/data_Jarak/petak7/petak7_8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/home/mekatronik/Learn/data_Jarak/petak7/petak7_9.png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/home/mekatronik/Learn/data_Jarak/petak7.5/petak7.5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/home/mekatronik/Learn/data_Jarak/petak7.5/petak7.5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/home/mekatronik/Learn/data_Jarak/petak7.5/petak7.5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/home/mekatronik/Learn/data_Jarak/petak7.5/petak7.5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/home/mekatronik/Learn/data_Jarak/petak7.5/petak7.5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/home/mekatronik/Learn/data_Jarak/petak7.5/petak7.5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/home/mekatronik/Learn/data_Jarak/petak7.5/petak7.5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/home/mekatronik/Learn/data_Jarak/petak7.5/petak7.5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/home/mekatronik/Learn/data_Jarak/petak7.5/petak7.5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home/mekatronik/Learn/data_Jarak/petak7.5/petak7.5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/home/mekatronik/Learn/data_Jarak/petak8/petak8_0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/home/mekatronik/Learn/data_Jarak/petak8/petak8_1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/home/mekatronik/Learn/data_Jarak/petak8/petak8_2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/home/mekatronik/Learn/data_Jarak/petak8/petak8_3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/home/mekatronik/Learn/data_Jarak/petak8/petak8_4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/home/mekatronik/Learn/data_Jarak/petak8/petak8_5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/home/mekatronik/Learn/data_Jarak/petak8/petak8_6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home/mekatronik/Learn/data_Jarak/petak8/petak8_7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/home/mekatronik/Learn/data_Jarak/petak8/petak8_8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/home/mekatronik/Learn/data_Jarak/petak8/petak8_9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/home/mekatronik/Learn/data_Jarak/petak8.5/petak8.5_0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/home/mekatronik/Learn/data_Jarak/petak8.5/petak8.5_1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/home/mekatronik/Learn/data_Jarak/petak8.5/petak8.5_2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/home/mekatronik/Learn/data_Jarak/petak8.5/petak8.5_3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/home/mekatronik/Learn/data_Jarak/petak8.5/petak8.5_4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/home/mekatronik/Learn/data_Jarak/petak8.5/petak8.5_5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/home/mekatronik/Learn/data_Jarak/petak8.5/petak8.5_6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/home/mekatronik/Learn/data_Jarak/petak8.5/petak8.5_7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/home/mekatronik/Learn/data_Jarak/petak8.5/petak8.5_8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/home/mekatronik/Learn/data_Jarak/petak8.5/petak8.5_9.png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/home/mekatronik/Learn/data_Jarak/petak9/petak9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/home/mekatronik/Learn/data_Jarak/petak9/petak9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/home/mekatronik/Learn/data_Jarak/petak9/petak9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/home/mekatronik/Learn/data_Jarak/petak9/petak9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/home/mekatronik/Learn/data_Jarak/petak9/petak9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/home/mekatronik/Learn/data_Jarak/petak9/petak9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/home/mekatronik/Learn/data_Jarak/petak9/petak9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/home/mekatronik/Learn/data_Jarak/petak9/petak9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/home/mekatronik/Learn/data_Jarak/petak9/petak9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/home/mekatronik/Learn/data_Jarak/petak9/petak9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/home/mekatronik/Learn/data_Jarak/petak9.5/petak9.5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/home/mekatronik/Learn/data_Jarak/petak9.5/petak9.5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/home/mekatronik/Learn/data_Jarak/petak9.5/petak9.5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/home/mekatronik/Learn/data_Jarak/petak9.5/petak9.5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/home/mekatronik/Learn/data_Jarak/petak9.5/petak9.5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/home/mekatronik/Learn/data_Jarak/petak9.5/petak9.5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/home/mekatronik/Learn/data_Jarak/petak9.5/petak9.5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/home/mekatronik/Learn/data_Jarak/petak9.5/petak9.5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/home/mekatronik/Learn/data_Jarak/petak9.5/petak9.5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/home/mekatronik/Learn/data_Jarak/petak9.5/petak9.5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/home/mekatronik/Learn/data_Jarak/petak10/petak10_0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/home/mekatronik/Learn/data_Jarak/petak10/petak10_1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/home/mekatronik/Learn/data_Jarak/petak10/petak10_2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/home/mekatronik/Learn/data_Jarak/petak10/petak10_3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/home/mekatronik/Learn/data_Jarak/petak10/petak10_4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/home/mekatronik/Learn/data_Jarak/petak10/petak10_5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/home/mekatronik/Learn/data_Jarak/petak10/petak10_6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/home/mekatronik/Learn/data_Jarak/petak10/petak10_7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/home/mekatronik/Learn/data_Jarak/petak10/petak10_8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/home/mekatronik/Learn/data_Jarak/petak10/petak10_9.png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/home/mekatronik/Learn/data_Jarak/petak10.5/petak10.5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/home/mekatronik/Learn/data_Jarak/petak10.5/petak10.5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/home/mekatronik/Learn/data_Jarak/petak10.5/petak10.5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/home/mekatronik/Learn/data_Jarak/petak10.5/petak10.5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/home/mekatronik/Learn/data_Jarak/petak10.5/petak10.5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/home/mekatronik/Learn/data_Jarak/petak10.5/petak10.5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/home/mekatronik/Learn/data_Jarak/petak10.5/petak10.5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/home/mekatronik/Learn/data_Jarak/petak10.5/petak10.5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/home/mekatronik/Learn/data_Jarak/petak10.5/petak10.5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/home/mekatronik/Learn/data_Jarak/petak10.5/petak10.5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/home/mekatronik/Learn/data_Jarak/petak11/petak11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/home/mekatronik/Learn/data_Jarak/petak11/petak11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/home/mekatronik/Learn/data_Jarak/petak11/petak11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/home/mekatronik/Learn/data_Jarak/petak11/petak11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/home/mekatronik/Learn/data_Jarak/petak11/petak11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/home/mekatronik/Learn/data_Jarak/petak11/petak11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/home/mekatronik/Learn/data_Jarak/petak11/petak11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/home/mekatronik/Learn/data_Jarak/petak11/petak11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/home/mekatronik/Learn/data_Jarak/petak11/petak11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/home/mekatronik/Learn/data_Jarak/petak11/petak11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/home/mekatronik/Learn/data_Jarak/petak11.5/petak11.5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/home/mekatronik/Learn/data_Jarak/petak11.5/petak11.5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/home/mekatronik/Learn/data_Jarak/petak11.5/petak11.5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/home/mekatronik/Learn/data_Jarak/petak11.5/petak11.5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/home/mekatronik/Learn/data_Jarak/petak11.5/petak11.5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/home/mekatronik/Learn/data_Jarak/petak11.5/petak11.5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/home/mekatronik/Learn/data_Jarak/petak11.5/petak11.5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/home/mekatronik/Learn/data_Jarak/petak11.5/petak11.5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/home/mekatronik/Learn/data_Jarak/petak11.5/petak11.5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/home/mekatronik/Learn/data_Jarak/petak11.5/petak11.5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/home/mekatronik/Learn/data_Jarak/petak12/petak12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/home/mekatronik/Learn/data_Jarak/petak12/petak12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/home/mekatronik/Learn/data_Jarak/petak12/petak12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/home/mekatronik/Learn/data_Jarak/petak12/petak12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/home/mekatronik/Learn/data_Jarak/petak12/petak12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/home/mekatronik/Learn/data_Jarak/petak12/petak12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/home/mekatronik/Learn/data_Jarak/petak12/petak12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/home/mekatronik/Learn/data_Jarak/petak12/petak12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/home/mekatronik/Learn/data_Jarak/petak12/petak12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/home/mekatronik/Learn/data_Jarak/petak12/petak12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/home/mekatronik/Learn/data_Jarak/petak12.5/petak12.5_0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/home/mekatronik/Learn/data_Jarak/petak12.5/petak12.5_1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/home/mekatronik/Learn/data_Jarak/petak12.5/petak12.5_2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/home/mekatronik/Learn/data_Jarak/petak12.5/petak12.5_3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/home/mekatronik/Learn/data_Jarak/petak12.5/petak12.5_4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/home/mekatronik/Learn/data_Jarak/petak12.5/petak12.5_5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/home/mekatronik/Learn/data_Jarak/petak12.5/petak12.5_6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/home/mekatronik/Learn/data_Jarak/petak12.5/petak12.5_7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/home/mekatronik/Learn/data_Jarak/petak12.5/petak12.5_8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/home/mekatronik/Learn/data_Jarak/petak12.5/petak12.5_9.png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/home/mekatronik/Learn/data_Jarak/petak13/petak13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/home/mekatronik/Learn/data_Jarak/petak13/petak13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/home/mekatronik/Learn/data_Jarak/petak13/petak13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/home/mekatronik/Learn/data_Jarak/petak13/petak13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/home/mekatronik/Learn/data_Jarak/petak13/petak13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/home/mekatronik/Learn/data_Jarak/petak13/petak13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/home/mekatronik/Learn/data_Jarak/petak13/petak13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/home/mekatronik/Learn/data_Jarak/petak13/petak13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/home/mekatronik/Learn/data_Jarak/petak13/petak13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/home/mekatronik/Learn/data_Jarak/petak13/petak13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/home/mekatronik/Learn/data_Jarak/petak13.5/petak13.5_0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/home/mekatronik/Learn/data_Jarak/petak13.5/petak13.5_1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/home/mekatronik/Learn/data_Jarak/petak13.5/petak13.5_2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/home/mekatronik/Learn/data_Jarak/petak13.5/petak13.5_3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/home/mekatronik/Learn/data_Jarak/petak13.5/petak13.5_4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/home/mekatronik/Learn/data_Jarak/petak13.5/petak13.5_5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/home/mekatronik/Learn/data_Jarak/petak13.5/petak13.5_6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/home/mekatronik/Learn/data_Jarak/petak13.5/petak13.5_7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/home/mekatronik/Learn/data_Jarak/petak13.5/petak13.5_8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/home/mekatronik/Learn/data_Jarak/petak13.5/petak13.5_9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/home/mekatronik/Learn/data_Jarak/petak14/petak14_0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/home/mekatronik/Learn/data_Jarak/petak14/petak14_1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/home/mekatronik/Learn/data_Jarak/petak14/petak14_2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/home/mekatronik/Learn/data_Jarak/petak14/petak14_3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/home/mekatronik/Learn/data_Jarak/petak14/petak14_4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/home/mekatronik/Learn/data_Jarak/petak14/petak14_5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/home/mekatronik/Learn/data_Jarak/petak14/petak14_6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/home/mekatronik/Learn/data_Jarak/petak14/petak14_7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/home/mekatronik/Learn/data_Jarak/petak14/petak14_8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/home/mekatronik/Learn/data_Jarak/petak14/petak14_9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/home/mekatronik/Learn/data_Jarak/petak14.5/petak14.5_0.png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/home/mekatronik/Learn/data_Jarak/petak14.5/petak14.5_1.png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/home/mekatronik/Learn/data_Jarak/petak14.5/petak14.5_2.png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/home/mekatronik/Learn/data_Jarak/petak14.5/petak14.5_3.png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/home/mekatronik/Learn/data_Jarak/petak14.5/petak14.5_4.png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/home/mekatronik/Learn/data_Jarak/petak14.5/petak14.5_5.png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/home/mekatronik/Learn/data_Jarak/petak14.5/petak14.5_6.png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/home/mekatronik/Learn/data_Jarak/petak14.5/petak14.5_7.png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/home/mekatronik/Learn/data_Jarak/petak14.5/petak14.5_8.png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/home/mekatronik/Learn/data_Jarak/petak14.5/petak14.5_9.png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/home/mekatronik/Learn/data_Jarak/petak15/petak15_0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/home/mekatronik/Learn/data_Jarak/petak15/petak15_1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/home/mekatronik/Learn/data_Jarak/petak15/petak15_2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/home/mekatronik/Learn/data_Jarak/petak15/petak15_3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/home/mekatronik/Learn/data_Jarak/petak15/petak15_4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/home/mekatronik/Learn/data_Jarak/petak15/petak15_5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/home/mekatronik/Learn/data_Jarak/petak15/petak15_6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/home/mekatronik/Learn/data_Jarak/petak15/petak15_7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/home/mekatronik/Learn/data_Jarak/petak15/petak15_8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/home/mekatronik/Learn/data_Jarak/petak15/petak15_9.png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/home/mekatronik/Learn/data_Jarak/petak15.5/petak15.5_0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/home/mekatronik/Learn/data_Jarak/petak15.5/petak15.5_1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/home/mekatronik/Learn/data_Jarak/petak15.5/petak15.5_2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/home/mekatronik/Learn/data_Jarak/petak15.5/petak15.5_3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/home/mekatronik/Learn/data_Jarak/petak15.5/petak15.5_4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/home/mekatronik/Learn/data_Jarak/petak15.5/petak15.5_5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/home/mekatronik/Learn/data_Jarak/petak15.5/petak15.5_6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/home/mekatronik/Learn/data_Jarak/petak15.5/petak15.5_7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/home/mekatronik/Learn/data_Jarak/petak15.5/petak15.5_8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/home/mekatronik/Learn/data_Jarak/petak15.5/petak15.5_9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/home/mekatronik/Learn/data_Jarak/petak16/petak16_0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/home/mekatronik/Learn/data_Jarak/petak16/petak16_1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/home/mekatronik/Learn/data_Jarak/petak16/petak16_2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/home/mekatronik/Learn/data_Jarak/petak16/petak16_3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/home/mekatronik/Learn/data_Jarak/petak16/petak16_4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/home/mekatronik/Learn/data_Jarak/petak16/petak16_5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/home/mekatronik/Learn/data_Jarak/petak16/petak16_6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/home/mekatronik/Learn/data_Jarak/petak16/petak16_7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/home/mekatronik/Learn/data_Jarak/petak16/petak16_8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/home/mekatronik/Learn/data_Jarak/petak16/petak16_9.png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/home/mekatronik/Learn/data_Jarak/petak16.5/petak16.5_0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/home/mekatronik/Learn/data_Jarak/petak16.5/petak16.5_1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/home/mekatronik/Learn/data_Jarak/petak16.5/petak16.5_2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/home/mekatronik/Learn/data_Jarak/petak16.5/petak16.5_3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/home/mekatronik/Learn/data_Jarak/petak16.5/petak16.5_4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/home/mekatronik/Learn/data_Jarak/petak16.5/petak16.5_5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/home/mekatronik/Learn/data_Jarak/petak16.5/petak16.5_6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/home/mekatronik/Learn/data_Jarak/petak16.5/petak16.5_7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/home/mekatronik/Learn/data_Jarak/petak16.5/petak16.5_8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/home/mekatronik/Learn/data_Jarak/petak16.5/petak16.5_9.png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/home/mekatronik/Learn/data_Jarak/petak17/petak17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/home/mekatronik/Learn/data_Jarak/petak17/petak17_1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/home/mekatronik/Learn/data_Jarak/petak17/petak17_2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/home/mekatronik/Learn/data_Jarak/petak17/petak17_3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/home/mekatronik/Learn/data_Jarak/petak17/petak17_4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/home/mekatronik/Learn/data_Jarak/petak17/petak17_5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/home/mekatronik/Learn/data_Jarak/petak17/petak17_6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/home/mekatronik/Learn/data_Jarak/petak17/petak17_7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/home/mekatronik/Learn/data_Jarak/petak17/petak17_8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/home/mekatronik/Learn/data_Jarak/petak17/petak17_9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/home/mekatronik/Learn/data_Jarak/petak17.5/petak17.5_0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/home/mekatronik/Learn/data_Jarak/petak17.5/petak17.5_1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/home/mekatronik/Learn/data_Jarak/petak17.5/petak17.5_2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/home/mekatronik/Learn/data_Jarak/petak17.5/petak17.5_3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/home/mekatronik/Learn/data_Jarak/petak17.5/petak17.5_4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/home/mekatronik/Learn/data_Jarak/petak17.5/petak17.5_5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/home/mekatronik/Learn/data_Jarak/petak17.5/petak17.5_6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/home/mekatronik/Learn/data_Jarak/petak17.5/petak17.5_7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/home/mekatronik/Learn/data_Jarak/petak17.5/petak17.5_8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home/mekatronik/Learn/data_Jarak/petak17.5/petak17.5_9.png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/home/mekatronik/Learn/data_Jarak/petak18/petak18_0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/home/mekatronik/Learn/data_Jarak/petak18/petak18_1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/home/mekatronik/Learn/data_Jarak/petak18/petak18_2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/home/mekatronik/Learn/data_Jarak/petak18/petak18_3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/home/mekatronik/Learn/data_Jarak/petak18/petak18_4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/home/mekatronik/Learn/data_Jarak/petak18/petak18_5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/home/mekatronik/Learn/data_Jarak/petak18/petak18_6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/home/mekatronik/Learn/data_Jarak/petak18/petak18_7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/home/mekatronik/Learn/data_Jarak/petak18/petak18_8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/home/mekatronik/Learn/data_Jarak/petak18/petak18_9.png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/home/mekatronik/Learn/data_Jarak/petak18.5/petak18.5_0.png</text:p>
          </table:table-cell>
          <table:table-cell office:value-type="float" office:value="82" calcext:value-type="float">
            <text:p>82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/home/mekatronik/Learn/data_Jarak/petak18.5/petak18.5_1.png</text:p>
          </table:table-cell>
          <table:table-cell office:value-type="float" office:value="82" calcext:value-type="float">
            <text:p>82</text:p>
          </table:table-cell>
          <table:table-cell office:value-type="float" office:value="193" calcext:value-type="float">
            <text:p>193</text:p>
          </table:table-cell>
          <table:table-cell office:value-type="float" office:value="85" calcext:value-type="float">
            <text:p>85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/home/mekatronik/Learn/data_Jarak/petak18.5/petak18.5_2.png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/home/mekatronik/Learn/data_Jarak/petak18.5/petak18.5_3.png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/home/mekatronik/Learn/data_Jarak/petak18.5/petak18.5_4.png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/home/mekatronik/Learn/data_Jarak/petak18.5/petak18.5_5.png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/home/mekatronik/Learn/data_Jarak/petak18.5/petak18.5_6.png</text:p>
          </table:table-cell>
          <table:table-cell office:value-type="float" office:value="161" calcext:value-type="float">
            <text:p>161</text:p>
          </table:table-cell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/home/mekatronik/Learn/data_Jarak/petak18.5/petak18.5_7.png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/home/mekatronik/Learn/data_Jarak/petak18.5/petak18.5_8.png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/home/mekatronik/Learn/data_Jarak/petak18.5/petak18.5_9.png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/home/mekatronik/Learn/data_Jarak/petak19/petak19_0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/home/mekatronik/Learn/data_Jarak/petak19/petak19_1.png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/home/mekatronik/Learn/data_Jarak/petak19/petak19_2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/home/mekatronik/Learn/data_Jarak/petak19/petak19_3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/home/mekatronik/Learn/data_Jarak/petak19/petak19_4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/home/mekatronik/Learn/data_Jarak/petak19/petak19_5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/home/mekatronik/Learn/data_Jarak/petak19/petak19_6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/home/mekatronik/Learn/data_Jarak/petak19/petak19_7.png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/home/mekatronik/Learn/data_Jarak/petak19/petak19_8.png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/home/mekatronik/Learn/data_Jarak/petak19/petak19_9.png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/home/mekatronik/Learn/data_Jarak/petak19.5/petak19.5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formula="of:=MAX([.H391:.H400])" office:value-type="float" office:value="31" calcext:value-type="float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/home/mekatronik/Learn/data_Jarak/petak19.5/petak19.5_1.png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/home/mekatronik/Learn/data_Jarak/petak19.5/petak19.5_2.png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/home/mekatronik/Learn/data_Jarak/petak19.5/petak19.5_3.png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/home/mekatronik/Learn/data_Jarak/petak19.5/petak19.5_4.png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/home/mekatronik/Learn/data_Jarak/petak19.5/petak19.5_5.png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/home/mekatronik/Learn/data_Jarak/petak19.5/petak19.5_6.png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/home/mekatronik/Learn/data_Jarak/petak19.5/petak19.5_7.png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/home/mekatronik/Learn/data_Jarak/petak19.5/petak19.5_8.png</text:p>
          </table:table-cell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/home/mekatronik/Learn/data_Jarak/petak19.5/petak19.5_9.png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/home/mekatronik/Learn/data_Jarak/petak20/petak20_0.png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/home/mekatronik/Learn/data_Jarak/petak20/petak20_1.png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/home/mekatronik/Learn/data_Jarak/petak20/petak20_2.png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/home/mekatronik/Learn/data_Jarak/petak20/petak20_3.png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/home/mekatronik/Learn/data_Jarak/petak20/petak20_4.png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/home/mekatronik/Learn/data_Jarak/petak20/petak20_5.png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/home/mekatronik/Learn/data_Jarak/petak20/petak20_6.png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/home/mekatronik/Learn/data_Jarak/petak20/petak20_7.png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/home/mekatronik/Learn/data_Jarak/petak20/petak20_8.png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/home/mekatronik/Learn/data_Jarak/petak20/petak20_9.png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/home/mekatronik/Learn/data_Jarak/petak20.5/petak20.5_0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/home/mekatronik/Learn/data_Jarak/petak20.5/petak20.5_1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/home/mekatronik/Learn/data_Jarak/petak20.5/petak20.5_2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/home/mekatronik/Learn/data_Jarak/petak20.5/petak20.5_3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/home/mekatronik/Learn/data_Jarak/petak20.5/petak20.5_4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/home/mekatronik/Learn/data_Jarak/petak20.5/petak20.5_5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/home/mekatronik/Learn/data_Jarak/petak20.5/petak20.5_6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/home/mekatronik/Learn/data_Jarak/petak20.5/petak20.5_7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/home/mekatronik/Learn/data_Jarak/petak20.5/petak20.5_8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/home/mekatronik/Learn/data_Jarak/petak20.5/petak20.5_9.png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/home/mekatronik/Learn/data_Jarak/petak21/petak21_0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/home/mekatronik/Learn/data_Jarak/petak21/petak21_1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/home/mekatronik/Learn/data_Jarak/petak21/petak21_2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/home/mekatronik/Learn/data_Jarak/petak21/petak21_3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/home/mekatronik/Learn/data_Jarak/petak21/petak21_4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/home/mekatronik/Learn/data_Jarak/petak21/petak21_5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/home/mekatronik/Learn/data_Jarak/petak21/petak21_6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/home/mekatronik/Learn/data_Jarak/petak21/petak21_7.png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/home/mekatronik/Learn/data_Jarak/petak21/petak21_8.png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/home/mekatronik/Learn/data_Jarak/petak21/petak21_9.png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/home/mekatronik/Learn/data_Jarak/petak21.5/petak21.5_0.png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/home/mekatronik/Learn/data_Jarak/petak21.5/petak21.5_1.png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/home/mekatronik/Learn/data_Jarak/petak21.5/petak21.5_2.png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/home/mekatronik/Learn/data_Jarak/petak21.5/petak21.5_3.png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/home/mekatronik/Learn/data_Jarak/petak21.5/petak21.5_4.png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/home/mekatronik/Learn/data_Jarak/petak21.5/petak21.5_5.png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/home/mekatronik/Learn/data_Jarak/petak21.5/petak21.5_6.png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/home/mekatronik/Learn/data_Jarak/petak21.5/petak21.5_7.png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/home/mekatronik/Learn/data_Jarak/petak21.5/petak21.5_8.png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/home/mekatronik/Learn/data_Jarak/petak21.5/petak21.5_9.png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1:.C440])" office:value-type="float" office:value="87.5772727272727" calcext:value-type="float">
            <text:p/>
          </table:table-cell>
          <table:table-cell table:formula="of:=AVERAGE([.D1:.D440])" office:value-type="float" office:value="183.629545454545" calcext:value-type="float">
            <text:p/>
          </table:table-cell>
          <table:table-cell table:formula="of:=AVERAGE([.E1:.E440])" office:value-type="float" office:value="80.5227272727273" calcext:value-type="float">
            <text:p/>
          </table:table-cell>
          <table:table-cell table:formula="of:=AVERAGE([.F1:.F440])" office:value-type="float" office:value="182.59318181818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2:58:37.572378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0:04:25.258192596</meta:creation-date>
    <dc:date>2014-11-30T13:23:28.225155484</dc:date>
    <meta:editing-duration>PT32M49S</meta:editing-duration>
    <meta:editing-cycles>27</meta:editing-cycles>
    <meta:generator>LibreOffice/4.2.3.3$Linux_x86 LibreOffice_project/420m0$Build-3</meta:generator>
    <meta:document-statistic meta:table-count="1" meta:cell-count="3121" meta:object-count="0"/>
  </office:meta>
</office:document-meta>
</file>